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 style:master-page-name="MP0">
      <style:table-properties style:width="27.69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1.799cm"/>
    </style:style>
    <style:style style:name="Tableau1.B" style:family="table-column">
      <style:table-column-properties style:column-width="1.508cm"/>
    </style:style>
    <style:style style:name="Tableau1.C" style:family="table-column">
      <style:table-column-properties style:column-width="0.591cm"/>
    </style:style>
    <style:style style:name="Tableau1.D" style:family="table-column">
      <style:table-column-properties style:column-width="2.692cm"/>
    </style:style>
    <style:style style:name="Tableau1.E" style:family="table-column">
      <style:table-column-properties style:column-width="0.709cm"/>
    </style:style>
    <style:style style:name="Tableau1.F" style:family="table-column">
      <style:table-column-properties style:column-width="2.29cm"/>
    </style:style>
    <style:style style:name="Tableau1.G" style:family="table-column">
      <style:table-column-properties style:column-width="1.106cm"/>
    </style:style>
    <style:style style:name="Tableau1.H" style:family="table-column">
      <style:table-column-properties style:column-width="4.277cm"/>
    </style:style>
    <style:style style:name="Tableau1.I" style:family="table-column">
      <style:table-column-properties style:column-width="12.718cm"/>
    </style:style>
    <style:style style:name="Tableau1.1" style:family="table-row">
      <style:table-row-properties style:min-row-height="1cm" style:use-optimal-row-height="false"/>
    </style:style>
    <style:style style:name="Tableau1.A1" style:family="table-cell">
      <style:table-cell-properties style:vertical-align="middle" fo:padding="0.097cm" fo:border-left="0.25pt solid #000000" fo:border-right="none" fo:border-top="0.25pt solid #0067a6" fo:border-bottom="0.25pt solid #000000" style:writing-mode="lr-tb"/>
    </style:style>
    <style:style style:name="Tableau1.I1" style:family="table-cell">
      <style:table-cell-properties style:vertical-align="middle" fo:padding="0.097cm" fo:border="0.25pt solid #004064" style:writing-mode="lr-tb"/>
    </style:style>
    <style:style style:name="Tableau1.2" style:family="table-row">
      <style:table-row-properties style:min-row-height="0.587cm" fo:background-color="transparent" style:use-optimal-row-height="false">
        <style:background-image/>
      </style:table-row-properties>
    </style:style>
    <style:style style:name="Tableau1.A2" style:family="table-cell">
      <style:table-cell-properties style:vertical-align="middle" fo:background-color="#2a9d8f" fo:padding="0.097cm" fo:border-left="0.75pt solid #004064" fo:border-right="none" fo:border-top="0.75pt solid #004064" fo:border-bottom="0.75pt solid #004064" style:writing-mode="lr-tb">
        <style:background-image/>
      </style:table-cell-properties>
    </style:style>
    <style:style style:name="Tableau1.H2" style:family="table-cell">
      <style:table-cell-properties style:vertical-align="middle" fo:background-color="#2a9d8f" fo:padding="0.097cm" fo:border="0.75pt solid #004064" style:writing-mode="lr-tb">
        <style:background-image/>
      </style:table-cell-properties>
    </style:style>
    <style:style style:name="Tableau1.I2" style:family="table-cell">
      <style:table-cell-properties style:vertical-align="middle" fo:padding="0.097cm" fo:border-left="0.25pt solid #004064" fo:border-right="0.25pt solid #004064" fo:border-top="none" fo:border-bottom="0.25pt solid #004064" style:writing-mode="lr-tb"/>
    </style:style>
    <style:style style:name="Tableau1.3" style:family="table-row">
      <style:table-row-properties style:min-row-height="0.998cm" style:use-optimal-row-height="false"/>
    </style:style>
    <style:style style:name="Tableau1.A3" style:family="table-cell">
      <style:table-cell-properties style:vertical-align="middle" fo:padding="0.097cm" fo:border-left="0.75pt solid #004064" fo:border-right="none" fo:border-top="none" fo:border-bottom="0.75pt solid #004064" style:writing-mode="lr-tb"/>
    </style:style>
    <style:style style:name="Tableau1.B3" style:family="table-cell">
      <style:table-cell-properties style:vertical-align="middle" fo:padding="0.097cm" fo:border-left="0.75pt solid #004064" fo:border-right="none" fo:border-top="none" fo:border-bottom="0.75pt solid #004064" style:writing-mode="lr-tb"/>
    </style:style>
    <style:style style:name="Tableau1.F3" style:family="table-cell">
      <style:table-cell-properties style:vertical-align="middle" fo:padding="0.097cm" fo:border-left="0.75pt solid #004064" fo:border-right="none" fo:border-top="none" fo:border-bottom="0.75pt solid #004064" style:writing-mode="lr-tb"/>
    </style:style>
    <style:style style:name="Tableau1.H3" style:family="table-cell">
      <style:table-cell-properties style:vertical-align="middle" fo:padding="0.097cm" fo:border-left="0.75pt solid #004064" fo:border-right="0.75pt solid #004064" fo:border-top="none" fo:border-bottom="0.75pt solid #004064" style:writing-mode="lr-tb"/>
    </style:style>
    <style:style style:name="Tableau1.I3" style:family="table-cell">
      <style:table-cell-properties style:vertical-align="middle" fo:padding="0.097cm" fo:border-left="0.25pt solid #004064" fo:border-right="0.25pt solid #004064" fo:border-top="none" fo:border-bottom="0.25pt solid #004064" style:writing-mode="lr-tb"/>
    </style:style>
    <style:style style:name="Tableau1.4" style:family="table-row">
      <style:table-row-properties style:min-row-height="0.998cm" style:use-optimal-row-height="false"/>
    </style:style>
    <style:style style:name="Tableau1.A4" style:family="table-cell">
      <style:table-cell-properties style:vertical-align="middle" fo:padding="0.097cm" fo:border-left="0.75pt solid #004064" fo:border-right="none" fo:border-top="none" fo:border-bottom="0.75pt solid #004064" style:writing-mode="lr-tb"/>
    </style:style>
    <style:style style:name="Tableau1.B4" style:family="table-cell">
      <style:table-cell-properties style:vertical-align="middle" fo:padding="0.097cm" fo:border-left="0.75pt solid #004064" fo:border-right="none" fo:border-top="none" fo:border-bottom="0.75pt solid #004064" style:writing-mode="lr-tb"/>
    </style:style>
    <style:style style:name="Tableau1.F4" style:family="table-cell">
      <style:table-cell-properties style:vertical-align="middle" fo:padding="0.097cm" fo:border-left="0.75pt solid #004064" fo:border-right="none" fo:border-top="none" fo:border-bottom="0.75pt solid #004064" style:writing-mode="lr-tb"/>
    </style:style>
    <style:style style:name="Tableau1.H4" style:family="table-cell">
      <style:table-cell-properties style:vertical-align="middle" fo:padding="0.097cm" fo:border-left="0.75pt solid #004064" fo:border-right="0.75pt solid #004064" fo:border-top="none" fo:border-bottom="0.75pt solid #004064" style:writing-mode="lr-tb"/>
    </style:style>
    <style:style style:name="Tableau1.I4" style:family="table-cell">
      <style:table-cell-properties style:vertical-align="middle" fo:padding="0.097cm" fo:border-left="0.25pt solid #004064" fo:border-right="0.25pt solid #004064" fo:border-top="none" fo:border-bottom="0.25pt solid #004064" style:writing-mode="lr-tb"/>
    </style:style>
    <style:style style:name="Tableau1.5" style:family="table-row">
      <style:table-row-properties style:min-row-height="0.556cm" fo:background-color="transparent" fo:keep-together="auto" style:use-optimal-row-height="false">
        <style:background-image/>
      </style:table-row-properties>
    </style:style>
    <style:style style:name="Tableau1.A5" style:family="table-cell">
      <style:table-cell-properties style:vertical-align="middle" fo:background-color="#2a9d8f" fo:padding="0.097cm" fo:border-left="0.75pt solid #004064" fo:border-right="0.75pt solid #004064" fo:border-top="none" fo:border-bottom="0.75pt solid #004064" style:writing-mode="lr-tb">
        <style:background-image/>
      </style:table-cell-properties>
    </style:style>
    <style:style style:name="Tableau1.I5" style:family="table-cell">
      <style:table-cell-properties style:vertical-align="middle" fo:padding="0.097cm" fo:border-left="0.25pt solid #004064" fo:border-right="0.25pt solid #004064" fo:border-top="none" fo:border-bottom="0.25pt solid #004064" style:writing-mode="lr-tb"/>
    </style:style>
    <style:style style:name="Tableau1.6" style:family="table-row">
      <style:table-row-properties style:min-row-height="0.85cm" style:use-optimal-row-height="false"/>
    </style:style>
    <style:style style:name="Tableau1.A6" style:family="table-cell">
      <style:table-cell-properties style:vertical-align="middle" fo:padding="0.097cm" fo:border-left="0.25pt solid #0067a6" fo:border-right="none" fo:border-top="none" fo:border-bottom="0.25pt solid #0067a6" style:writing-mode="lr-tb"/>
    </style:style>
    <style:style style:name="Tableau1.C6" style:family="table-cell">
      <style:table-cell-properties style:vertical-align="middle" fo:padding="0.097cm" fo:border-left="0.25pt solid #0067a6" fo:border-right="none" fo:border-top="none" fo:border-bottom="0.25pt solid #0067a6" style:writing-mode="lr-tb"/>
    </style:style>
    <style:style style:name="Tableau1.I6" style:family="table-cell">
      <style:table-cell-properties style:vertical-align="middle" fo:padding="0.097cm" fo:border-left="0.25pt solid #004064" fo:border-right="0.25pt solid #004064" fo:border-top="none" fo:border-bottom="0.25pt solid #004064" style:writing-mode="lr-tb"/>
    </style:style>
    <style:style style:name="Tableau1.7" style:family="table-row">
      <style:table-row-properties style:min-row-height="0.85cm" style:use-optimal-row-height="false"/>
    </style:style>
    <style:style style:name="Tableau1.A7" style:family="table-cell">
      <style:table-cell-properties style:vertical-align="middle" fo:padding="0.097cm" fo:border-left="0.25pt solid #0067a6" fo:border-right="none" fo:border-top="none" fo:border-bottom="0.25pt solid #0067a6" style:writing-mode="lr-tb"/>
    </style:style>
    <style:style style:name="Tableau1.C7" style:family="table-cell">
      <style:table-cell-properties style:vertical-align="middle" fo:padding="0.097cm" fo:border-left="0.25pt solid #0067a6" fo:border-right="none" fo:border-top="none" fo:border-bottom="0.25pt solid #0067a6" style:writing-mode="lr-tb"/>
    </style:style>
    <style:style style:name="Tableau1.I7" style:family="table-cell">
      <style:table-cell-properties style:vertical-align="middle" fo:padding="0.097cm" fo:border-left="0.25pt solid #004064" fo:border-right="0.25pt solid #004064" fo:border-top="none" fo:border-bottom="0.25pt solid #004064" style:writing-mode="lr-tb"/>
    </style:style>
    <style:style style:name="Tableau1.8" style:family="table-row">
      <style:table-row-properties style:min-row-height="0.85cm" style:use-optimal-row-height="false"/>
    </style:style>
    <style:style style:name="Tableau1.A8" style:family="table-cell">
      <style:table-cell-properties style:vertical-align="middle" fo:padding="0.097cm" fo:border-left="0.25pt solid #0067a6" fo:border-right="none" fo:border-top="none" fo:border-bottom="0.25pt solid #0067a6" style:writing-mode="lr-tb"/>
    </style:style>
    <style:style style:name="Tableau1.C8" style:family="table-cell">
      <style:table-cell-properties style:vertical-align="middle" fo:padding="0.097cm" fo:border-left="0.25pt solid #0067a6" fo:border-right="none" fo:border-top="none" fo:border-bottom="0.25pt solid #0067a6" style:writing-mode="lr-tb"/>
    </style:style>
    <style:style style:name="Tableau1.I8" style:family="table-cell">
      <style:table-cell-properties style:vertical-align="middle" fo:padding="0.097cm" fo:border-left="0.25pt solid #004064" fo:border-right="0.25pt solid #004064" fo:border-top="none" fo:border-bottom="0.25pt solid #004064" style:writing-mode="lr-tb"/>
    </style:style>
    <style:style style:name="Tableau1.9" style:family="table-row">
      <style:table-row-properties style:min-row-height="0.85cm" style:use-optimal-row-height="false"/>
    </style:style>
    <style:style style:name="Tableau1.A9" style:family="table-cell">
      <style:table-cell-properties style:vertical-align="middle" fo:padding="0.097cm" fo:border-left="0.25pt solid #0067a6" fo:border-right="none" fo:border-top="none" fo:border-bottom="0.25pt solid #0067a6" style:writing-mode="lr-tb"/>
    </style:style>
    <style:style style:name="Tableau1.C9" style:family="table-cell">
      <style:table-cell-properties style:vertical-align="middle" fo:padding="0.097cm" fo:border-left="0.25pt solid #0067a6" fo:border-right="none" fo:border-top="none" fo:border-bottom="0.25pt solid #0067a6" style:writing-mode="lr-tb"/>
    </style:style>
    <style:style style:name="Tableau1.I9" style:family="table-cell">
      <style:table-cell-properties style:vertical-align="middle" fo:padding="0.097cm" fo:border-left="0.25pt solid #004064" fo:border-right="0.25pt solid #004064" fo:border-top="none" fo:border-bottom="0.25pt solid #004064" style:writing-mode="lr-tb"/>
    </style:style>
    <style:style style:name="Tableau1.10" style:family="table-row">
      <style:table-row-properties style:min-row-height="0.85cm" style:use-optimal-row-height="false"/>
    </style:style>
    <style:style style:name="Tableau1.A10" style:family="table-cell">
      <style:table-cell-properties style:vertical-align="middle" fo:padding="0.097cm" fo:border-left="0.25pt solid #0067a6" fo:border-right="none" fo:border-top="none" fo:border-bottom="0.25pt solid #0067a6" style:writing-mode="lr-tb"/>
    </style:style>
    <style:style style:name="Tableau1.C10" style:family="table-cell">
      <style:table-cell-properties style:vertical-align="middle" fo:padding="0.097cm" fo:border-left="0.25pt solid #0067a6" fo:border-right="none" fo:border-top="none" fo:border-bottom="0.25pt solid #0067a6" style:writing-mode="lr-tb"/>
    </style:style>
    <style:style style:name="Tableau1.I10" style:family="table-cell">
      <style:table-cell-properties style:vertical-align="middle" fo:padding="0.097cm" fo:border-left="0.25pt solid #004064" fo:border-right="0.25pt solid #004064" fo:border-top="none" fo:border-bottom="0.25pt solid #004064" style:writing-mode="lr-tb"/>
    </style:style>
    <style:style style:name="Tableau1.11" style:family="table-row">
      <style:table-row-properties style:min-row-height="0.794cm" fo:background-color="transparent" fo:keep-together="auto" style:use-optimal-row-height="false">
        <style:background-image/>
      </style:table-row-properties>
    </style:style>
    <style:style style:name="Tableau1.A11" style:family="table-cell">
      <style:table-cell-properties style:vertical-align="middle" fo:background-color="#2a9d8f" fo:padding="0.097cm" fo:border="0.75pt solid #000000" style:writing-mode="lr-tb">
        <style:background-image/>
      </style:table-cell-properties>
    </style:style>
    <style:style style:name="Tableau1.I11" style:family="table-cell">
      <style:table-cell-properties style:vertical-align="middle" fo:padding="0.097cm" fo:border-left="0.25pt solid #004064" fo:border-right="0.25pt solid #004064" fo:border-top="none" fo:border-bottom="0.25pt solid #004064" style:writing-mode="lr-tb"/>
    </style:style>
    <style:style style:name="Tableau1.12" style:family="table-row">
      <style:table-row-properties style:min-row-height="0.794cm" style:use-optimal-row-height="false"/>
    </style:style>
    <style:style style:name="Tableau1.A12" style:family="table-cell">
      <style:table-cell-properties style:vertical-align="middle" fo:padding="0.097cm" fo:border-left="0.25pt solid #004064" fo:border-right="none" fo:border-top="0.25pt solid #004064" fo:border-bottom="0.25pt solid #004064" style:writing-mode="lr-tb"/>
    </style:style>
    <style:style style:name="Tableau1.C12" style:family="table-cell">
      <style:table-cell-properties style:vertical-align="middle" fo:padding="0.097cm" fo:border-left="0.25pt solid #004064" fo:border-right="none" fo:border-top="0.25pt solid #004064" fo:border-bottom="0.25pt solid #004064" style:writing-mode="lr-tb"/>
    </style:style>
    <style:style style:name="Tableau1.E12" style:family="table-cell">
      <style:table-cell-properties style:vertical-align="middle" fo:padding="0.097cm" fo:border-left="0.25pt solid #004064" fo:border-right="none" fo:border-top="0.25pt solid #004064" fo:border-bottom="0.25pt solid #004064" style:writing-mode="lr-tb"/>
    </style:style>
    <style:style style:name="Tableau1.G12" style:family="table-cell">
      <style:table-cell-properties style:vertical-align="middle" fo:padding="0.097cm" fo:border="0.25pt solid #004064" style:writing-mode="lr-tb"/>
    </style:style>
    <style:style style:name="Tableau1.I12" style:family="table-cell">
      <style:table-cell-properties style:vertical-align="middle" fo:padding="0.097cm" fo:border-left="0.25pt solid #004064" fo:border-right="0.25pt solid #004064" fo:border-top="none" fo:border-bottom="0.25pt solid #004064" style:writing-mode="lr-tb"/>
    </style:style>
    <style:style style:name="Tableau1.13" style:family="table-row">
      <style:table-row-properties style:min-row-height="0.928cm" style:use-optimal-row-height="false"/>
    </style:style>
    <style:style style:name="Tableau1.A13" style:family="table-cell">
      <style:table-cell-properties style:vertical-align="middle" fo:padding="0.097cm" fo:border-left="0.25pt solid #004064" fo:border-right="none" fo:border-top="none" fo:border-bottom="0.25pt solid #004064" style:writing-mode="lr-tb"/>
    </style:style>
    <style:style style:name="Tableau1.C13" style:family="table-cell">
      <style:table-cell-properties style:vertical-align="middle" fo:padding="0.097cm" fo:border-left="0.25pt solid #004064" fo:border-right="0.25pt solid #004064" fo:border-top="none" fo:border-bottom="0.25pt solid #004064" style:writing-mode="lr-tb"/>
    </style:style>
    <style:style style:name="Tableau1.I13" style:family="table-cell">
      <style:table-cell-properties style:vertical-align="middle" fo:padding="0.097cm" fo:border-left="0.25pt solid #004064" fo:border-right="0.25pt solid #004064" fo:border-top="none" fo:border-bottom="0.25pt solid #004064" style:writing-mode="lr-tb"/>
    </style:style>
    <style:style style:name="Tableau1.14" style:family="table-row">
      <style:table-row-properties style:min-row-height="0.928cm" style:use-optimal-row-height="false"/>
    </style:style>
    <style:style style:name="Tableau1.A14" style:family="table-cell">
      <style:table-cell-properties style:vertical-align="middle" fo:padding="0.097cm" fo:border-left="0.25pt solid #004064" fo:border-right="none" fo:border-top="none" fo:border-bottom="0.25pt solid #004064" style:writing-mode="lr-tb"/>
    </style:style>
    <style:style style:name="Tableau1.D14" style:family="table-cell">
      <style:table-cell-properties style:vertical-align="middle" fo:padding="0.097cm" fo:border-left="0.25pt solid #004064" fo:border-right="0.25pt solid #004064" fo:border-top="none" fo:border-bottom="0.25pt solid #004064" style:writing-mode="lr-tb"/>
    </style:style>
    <style:style style:name="Tableau1.I14" style:family="table-cell">
      <style:table-cell-properties style:vertical-align="middle" fo:padding="0.097cm" fo:border-left="0.25pt solid #004064" fo:border-right="0.25pt solid #004064" fo:border-top="none" fo:border-bottom="0.25pt solid #004064" style:writing-mode="lr-tb"/>
    </style:style>
    <style:style style:name="Informationticket" style:family="table">
      <style:table-properties style:width="27.7cm" table:align="margins"/>
    </style:style>
    <style:style style:name="Informationticket.A" style:family="table-column">
      <style:table-column-properties style:column-width="4.865cm" style:rel-column-width="11508*"/>
    </style:style>
    <style:style style:name="Informationticket.B" style:family="table-column">
      <style:table-column-properties style:column-width="22.835cm" style:rel-column-width="54027*"/>
    </style:style>
    <style:style style:name="Informationticket.A1" style:family="table-cell">
      <style:table-cell-properties style:vertical-align="middle" fo:padding="0.097cm" fo:border-left="0.5pt solid #004064" fo:border-right="none" fo:border-top="0.5pt solid #004064" fo:border-bottom="0.5pt solid #004064" style:writing-mode="page"/>
    </style:style>
    <style:style style:name="Informationticket.B1" style:family="table-cell">
      <style:table-cell-properties fo:padding="0.097cm" fo:border="0.5pt solid #004064" style:writing-mode="page"/>
    </style:style>
    <style:style style:name="Informationticket.A2" style:family="table-cell">
      <style:table-cell-properties style:vertical-align="middle" fo:padding="0.097cm" fo:border-left="0.5pt solid #004064" fo:border-right="none" fo:border-top="none" fo:border-bottom="0.5pt solid #004064" style:writing-mode="page"/>
    </style:style>
    <style:style style:name="Informationticket.B2" style:family="table-cell">
      <style:table-cell-properties fo:padding="0.097cm" fo:border-left="0.5pt solid #004064" fo:border-right="0.5pt solid #004064" fo:border-top="none" fo:border-bottom="0.5pt solid #004064" style:writing-mode="page"/>
    </style:style>
    <style:style style:name="Informationticket.B3" style:family="table-cell">
      <style:table-cell-properties style:vertical-align="middle" fo:padding="0.097cm" fo:border-left="0.5pt solid #004064" fo:border-right="0.5pt solid #004064" fo:border-top="none" fo:border-bottom="0.5pt solid #004064" style:writing-mode="pag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004064" loext:opacity="100%"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004064" loext:opacity="100%" style:font-name="Arial" fo:font-size="12pt" fo:font-weight="normal" officeooo:rsid="001f979d" officeooo:paragraph-rsid="001f979d" style:font-size-asian="12pt" style:font-weight-asian="normal" style:font-size-complex="12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officeooo:rsid="001f979d" officeooo:paragraph-rsid="001f979d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fo:color="#ffffff" loext:opacity="100%" style:font-name="Arial" fo:font-size="12pt" fo:font-weight="bold" officeooo:rsid="0032c1bd" officeooo:paragraph-rsid="0032c1b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ffffff" loext:opacity="100%" style:font-name="Arial" fo:font-size="12pt" fo:font-weight="bold" officeooo:rsid="0050bf77" officeooo:paragraph-rsid="0050bf77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4064" loext:opacity="100%"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004064" loext:opacity="100%" style:font-name="Arial" fo:font-size="11pt" fo:font-weight="normal" officeooo:rsid="001f979d" officeooo:paragraph-rsid="0032c1bd" style:font-size-asian="11pt" style:font-weight-asian="normal" style:font-size-complex="11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color="#004064" loext:opacity="100%" style:font-name="Arial" fo:font-size="11pt" fo:font-weight="bold" officeooo:rsid="004673ea" officeooo:paragraph-rsid="004673ea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004064" loext:opacity="100%" style:font-name="Arial" fo:font-size="11pt" fo:font-weight="normal" officeooo:rsid="001f979d" officeooo:paragraph-rsid="004673ea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bold" officeooo:paragraph-rsid="0033de69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ffffff" loext:opacity="100%" style:font-name="Arial" fo:font-weight="bold" officeooo:paragraph-rsid="0032c1b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4064" loext:opacity="100%" style:font-name="Arial" fo:font-size="11pt" officeooo:rsid="001f979d" officeooo:paragraph-rsid="001f979d" style:font-size-asian="11pt" style:font-size-complex="11pt"/>
    </style:style>
    <style:style style:name="P13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color="#004064" loext:opacity="100%" style:font-name="Arial" fo:font-size="11pt" fo:font-weight="normal" officeooo:rsid="003f91c0" officeooo:paragraph-rsid="0044294d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color="#004064" loext:opacity="100%" style:font-name="Arial" fo:font-size="11pt" fo:font-weight="normal" officeooo:rsid="001f979d" officeooo:paragraph-rsid="0044294d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004064" loext:opacity="100%" style:font-name="Arial" fo:font-size="11pt" fo:font-weight="bold" officeooo:rsid="003f91c0" officeooo:paragraph-rsid="003f91c0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4064" loext:opacity="100%" style:font-name="Arial" fo:font-size="11pt" officeooo:rsid="003f91c0" officeooo:paragraph-rsid="003f91c0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color="#004064" loext:opacity="100%" style:font-name="Arial" fo:font-size="11pt" fo:font-weight="bold" officeooo:rsid="003724e8" officeooo:paragraph-rsid="003724e8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4064" loext:opacity="100%"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4064" loext:opacity="100%" style:font-name="Arial" fo:font-size="11pt" fo:font-weight="bold" officeooo:rsid="001f979d" officeooo:paragraph-rsid="0044294d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4064" loext:opacity="100%" style:font-name="Arial" fo:font-size="12pt" fo:font-weight="normal" officeooo:rsid="001f979d" officeooo:paragraph-rsid="0044294d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4064" loext:opacity="100%" style:font-name="Arial" fo:font-size="11pt" fo:font-weight="bold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4064" loext:opacity="100%" style:font-name="Arial" fo:font-size="12pt" fo:font-weight="normal" officeooo:rsid="001f979d" officeooo:paragraph-rsid="001f979d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color="#004064" loext:opacity="100%" style:font-name="Arial" fo:font-size="11pt" fo:font-weight="bold" officeooo:rsid="0033de69" officeooo:paragraph-rsid="00390e7e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4064" loext:opacity="100%" style:font-name="Arial" fo:font-size="11pt" fo:font-weight="normal" officeooo:rsid="003b9157" officeooo:paragraph-rsid="003b9157" style:font-size-asian="11pt" style:font-weight-asian="normal" style:font-size-complex="11pt" style:font-weight-complex="normal"/>
    </style:style>
    <style:style style:name="P25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color="#004064" loext:opacity="100%" style:font-name="Arial" fo:font-size="11pt" fo:font-weight="bold" officeooo:rsid="003dde3b" officeooo:paragraph-rsid="003dde3b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margin-top="0.101cm" fo:margin-bottom="0.101cm" style:contextual-spacing="false"/>
      <style:text-properties fo:color="#004064" loext:opacity="100%" style:font-name="Arial" fo:font-size="11pt" fo:font-weight="normal" officeooo:paragraph-rsid="0044294d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color="#004064" loext:opacity="100%" style:font-name="Arial" fo:font-size="11pt" fo:font-weight="bold" officeooo:rsid="002bcb92" officeooo:paragraph-rsid="002bcb92" style:font-size-asian="11pt" style:font-weight-asian="bold" style:font-size-complex="11pt" style:font-weight-complex="bold"/>
    </style:style>
    <style:style style:name="P29" style:family="paragraph" style:parent-style-name="Standard">
      <style:paragraph-properties fo:margin-top="0.101cm" fo:margin-bottom="0.101cm" style:contextual-spacing="false"/>
      <style:text-properties fo:color="#004064" loext:opacity="100%" style:font-name="Arial" fo:font-size="11pt" fo:font-weight="normal" officeooo:rsid="00222815" officeooo:paragraph-rsid="002bcb92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color="#004064" loext:opacity="100%" style:font-name="Arial" fo:font-size="11pt" fo:font-weight="bold" officeooo:rsid="002ad560" officeooo:paragraph-rsid="002dd80c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004064" loext:opacity="100%" style:font-name="Arial" fo:font-size="11pt" fo:font-weight="normal" officeooo:rsid="002ad560" officeooo:paragraph-rsid="002dd80c" style:font-size-asian="11pt" style:font-weight-asian="normal" style:font-size-complex="11pt" style:font-weight-complex="normal"/>
    </style:style>
    <style:style style:name="P32" style:family="paragraph" style:parent-style-name="Standard">
      <style:text-properties style:font-name="Arial" fo:font-size="11pt" style:font-size-asian="11pt" style:font-size-complex="11pt"/>
    </style:style>
    <style:style style:name="T1" style:family="text">
      <style:text-properties officeooo:rsid="002e555f"/>
    </style:style>
    <style:style style:name="T2" style:family="text">
      <style:text-properties fo:color="#004064" loext:opacity="100%" fo:font-weight="normal" officeooo:rsid="001f979d" style:font-weight-asian="normal" style:font-weight-complex="normal"/>
    </style:style>
    <style:style style:name="T3" style:family="text">
      <style:text-properties fo:font-weight="bold" officeooo:rsid="001f979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363d63"/>
    </style:style>
    <style:style style:name="T6" style:family="text">
      <style:text-properties fo:font-weight="bold" officeooo:rsid="003f91c0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row table:style-name="Tableau1.1">
          <table:table-cell table:style-name="Tableau1.A1" table:number-columns-spanned="2" office:value-type="string">
            <text:p text:style-name="P1"><text:span text:style-name="T1">N°</text:span> du ticket</text:p>
          </table:table-cell>
          <table:covered-table-cell/>
          <table:table-cell table:style-name="Tableau1.A1" table:number-columns-spanned="6" office:value-type="string">
            <text:p text:style-name="P2">{ref}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I1" table:number-rows-spanned="14" office:value-type="string">
            <text:p text:style-name="P3">{photo}</text:p>
          </table:table-cell>
        </table:table-row>
        <table:table-row table:style-name="Tableau1.2">
          <table:table-cell table:style-name="Tableau1.A2" table:number-columns-spanned="7" office:value-type="string">
            <text:p text:style-name="P4">Demandeu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H2" office:value-type="string">
            <text:p text:style-name="P5">Signature</text:p>
          </table:table-cell>
          <table:covered-table-cell table:style-name="Tableau1.I2"/>
        </table:table-row>
        <table:table-row table:style-name="Tableau1.3">
          <table:table-cell table:style-name="Tableau1.A3" office:value-type="string">
            <text:p text:style-name="P6">Nom</text:p>
          </table:table-cell>
          <table:table-cell table:style-name="Tableau1.B3" table:number-columns-spanned="4" office:value-type="string">
            <text:p text:style-name="P7">{lastname}</text:p>
          </table:table-cell>
          <table:covered-table-cell/>
          <table:covered-table-cell/>
          <table:covered-table-cell/>
          <table:table-cell table:style-name="Tableau1.F3" table:number-columns-spanned="2" office:value-type="string">
            <text:p text:style-name="P8">Téléphone</text:p>
          </table:table-cell>
          <table:covered-table-cell/>
          <table:table-cell table:style-name="Tableau1.H3" table:number-rows-spanned="2" office:value-type="string">
            <text:p text:style-name="P8"/>
          </table:table-cell>
          <table:covered-table-cell table:style-name="Tableau1.I2"/>
        </table:table-row>
        <table:table-row table:style-name="Tableau1.4">
          <table:table-cell table:style-name="Tableau1.A4" office:value-type="string">
            <text:p text:style-name="P8">Prénom</text:p>
          </table:table-cell>
          <table:table-cell table:style-name="Tableau1.B4" table:number-columns-spanned="4" office:value-type="string">
            <text:p text:style-name="P9">{firstname}</text:p>
          </table:table-cell>
          <table:covered-table-cell/>
          <table:covered-table-cell/>
          <table:covered-table-cell/>
          <table:table-cell table:style-name="Tableau1.F4" table:number-columns-spanned="2" office:value-type="string">
            <text:p text:style-name="P10"><text:span text:style-name="Police_20_par_20_défaut"><text:span text:style-name="T2">{phone_number}</text:span></text:span></text:p>
          </table:table-cell>
          <table:covered-table-cell/>
          <table:covered-table-cell table:style-name="Tableau1.H3"/>
          <table:covered-table-cell table:style-name="Tableau1.I2"/>
        </table:table-row>
        <table:table-row table:style-name="Tableau1.5">
          <table:table-cell table:style-name="Tableau1.A5" table:number-columns-spanned="8" office:value-type="string">
            <text:p text:style-name="P11">Provenance et da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au1.I2"/>
        </table:table-row>
        <table:table-row table:style-name="Tableau1.6">
          <table:table-cell table:style-name="Tableau1.A6" table:number-columns-spanned="2" office:value-type="string">
            <text:p text:style-name="P6">Service</text:p>
          </table:table-cell>
          <table:covered-table-cell/>
          <table:table-cell table:style-name="Tableau1.C6" table:number-columns-spanned="6" office:value-type="string">
            <text:p text:style-name="P12">{service}</text:p>
          </table:table-cell>
          <table:covered-table-cell/>
          <table:covered-table-cell/>
          <table:covered-table-cell/>
          <table:covered-table-cell/>
          <table:covered-table-cell/>
          <table:covered-table-cell table:style-name="Tableau1.I2"/>
        </table:table-row>
        <table:table-row table:style-name="Tableau1.7">
          <table:table-cell table:style-name="Tableau1.A7" table:number-columns-spanned="2" office:value-type="string">
            <text:p text:style-name="P6">Lieu</text:p>
          </table:table-cell>
          <table:covered-table-cell/>
          <table:table-cell table:style-name="Tableau1.C7" table:number-columns-spanned="6" office:value-type="string">
            <text:p text:style-name="P12">{location}</text:p>
          </table:table-cell>
          <table:covered-table-cell/>
          <table:covered-table-cell/>
          <table:covered-table-cell/>
          <table:covered-table-cell/>
          <table:covered-table-cell/>
          <table:covered-table-cell table:style-name="Tableau1.I2"/>
        </table:table-row>
        <table:table-row table:style-name="Tableau1.8">
          <table:table-cell table:style-name="Tableau1.A7" table:number-columns-spanned="2" office:value-type="string">
            <text:p text:style-name="P6">Date création</text:p>
          </table:table-cell>
          <table:covered-table-cell/>
          <table:table-cell table:style-name="Tableau1.C7" table:number-columns-spanned="6" office:value-type="string">
            <text:p text:style-name="P12">{creation_date}</text:p>
          </table:table-cell>
          <table:covered-table-cell/>
          <table:covered-table-cell/>
          <table:covered-table-cell/>
          <table:covered-table-cell/>
          <table:covered-table-cell/>
          <table:covered-table-cell table:style-name="Tableau1.I2"/>
        </table:table-row>
        <table:table-row table:style-name="Tableau1.9">
          <table:table-cell table:style-name="Tableau1.A7" table:number-columns-spanned="2" office:value-type="string">
            <text:p text:style-name="P13"><text:span text:style-name="T3">Date </text:span><text:span text:style-name="T4">déclarée</text:span></text:p>
          </table:table-cell>
          <table:covered-table-cell/>
          <table:table-cell table:style-name="Tableau1.C7" table:number-columns-spanned="6" office:value-type="string">
            <text:p text:style-name="P14">{declaration_date}</text:p>
          </table:table-cell>
          <table:covered-table-cell/>
          <table:covered-table-cell/>
          <table:covered-table-cell/>
          <table:covered-table-cell/>
          <table:covered-table-cell/>
          <table:covered-table-cell table:style-name="Tableau1.I2"/>
        </table:table-row>
        <table:table-row table:style-name="Tableau1.10">
          <table:table-cell table:style-name="Tableau1.A10" table:number-columns-spanned="2" office:value-type="string">
            <text:p text:style-name="P15">Date clôture</text:p>
          </table:table-cell>
          <table:covered-table-cell/>
          <table:table-cell table:style-name="Tableau1.C10" table:number-columns-spanned="6" office:value-type="string">
            <text:p text:style-name="P16">{close_date}</text:p>
          </table:table-cell>
          <table:covered-table-cell/>
          <table:covered-table-cell/>
          <table:covered-table-cell/>
          <table:covered-table-cell/>
          <table:covered-table-cell/>
          <table:covered-table-cell table:style-name="Tableau1.I2"/>
        </table:table-row>
        <table:table-row table:style-name="Tableau1.11">
          <table:table-cell table:style-name="Tableau1.A11" table:number-columns-spanned="8" office:value-type="string">
            <text:p text:style-name="P11">Suiv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au1.I2"/>
        </table:table-row>
        <table:table-row table:style-name="Tableau1.12">
          <table:table-cell table:style-name="Tableau1.A12" table:number-columns-spanned="2" office:value-type="string">
            <text:p text:style-name="P17">Progression</text:p>
          </table:table-cell>
          <table:covered-table-cell/>
          <table:table-cell table:style-name="Tableau1.C12" table:number-columns-spanned="2" office:value-type="string">
            <text:p text:style-name="P18">{progress}</text:p>
          </table:table-cell>
          <table:covered-table-cell/>
          <table:table-cell table:style-name="Tableau1.E12" table:number-columns-spanned="2" office:value-type="string">
            <text:p text:style-name="P19">État</text:p>
          </table:table-cell>
          <table:covered-table-cell/>
          <table:table-cell table:style-name="Tableau1.G12" table:number-columns-spanned="2" office:value-type="string">
            <text:p text:style-name="P20">{status}</text:p>
          </table:table-cell>
          <table:covered-table-cell/>
          <table:covered-table-cell table:style-name="Tableau1.I2"/>
        </table:table-row>
        <table:table-row table:style-name="Tableau1.13">
          <table:table-cell table:style-name="Tableau1.A13" table:number-columns-spanned="2" office:value-type="string">
            <text:p text:style-name="P21">Assigné</text:p>
          </table:table-cell>
          <table:covered-table-cell/>
          <table:table-cell table:style-name="Tableau1.C13" table:number-columns-spanned="6" office:value-type="string">
            <text:p text:style-name="P22">{assigned_to}</text:p>
          </table:table-cell>
          <table:covered-table-cell/>
          <table:covered-table-cell/>
          <table:covered-table-cell/>
          <table:covered-table-cell/>
          <table:covered-table-cell/>
          <table:covered-table-cell table:style-name="Tableau1.I2"/>
        </table:table-row>
        <table:table-row table:style-name="Tableau1.14">
          <table:table-cell table:style-name="Tableau1.A14" table:number-columns-spanned="3" office:value-type="string">
            <text:p text:style-name="P23">Contacts/<text:span text:style-name="T5">A</text:span>dresses</text:p>
          </table:table-cell>
          <table:covered-table-cell/>
          <table:covered-table-cell/>
          <table:table-cell table:style-name="Tableau1.D14" table:number-columns-spanned="5" office:value-type="string">
            <text:p text:style-name="P24">{contacts}</text:p>
          </table:table-cell>
          <table:covered-table-cell/>
          <table:covered-table-cell/>
          <table:covered-table-cell/>
          <table:covered-table-cell/>
          <table:covered-table-cell table:style-name="Tableau1.I14"/>
        </table:table-row>
      </table:table>
      <text:p text:style-name="P25"/>
      <table:table table:name="Informationticket" table:style-name="Informationticket">
        <table:table-column table:style-name="Informationticket.A"/>
        <table:table-column table:style-name="Informationticket.B"/>
        <table:table-row>
          <table:table-cell table:style-name="Informationticket.A1" office:value-type="string">
            <text:p text:style-name="P26">Sujet</text:p>
          </table:table-cell>
          <table:table-cell table:style-name="Informationticket.B1" office:value-type="string">
            <text:p text:style-name="P27">{subject}<text:span text:style-name="T6"> </text:span></text:p>
          </table:table-cell>
        </table:table-row>
        <table:table-row>
          <table:table-cell table:style-name="Informationticket.A2" office:value-type="string">
            <text:p text:style-name="P28">Message</text:p>
          </table:table-cell>
          <table:table-cell table:style-name="Informationticket.B2" office:value-type="string">
            <text:p text:style-name="P29">{message}</text:p>
          </table:table-cell>
        </table:table-row>
        <table:table-row>
          <table:table-cell table:style-name="Informationticket.A2" office:value-type="string">
            <text:p text:style-name="P30">Tags/catégories</text:p>
          </table:table-cell>
          <table:table-cell table:style-name="Informationticket.B3" office:value-type="string">
            <text:p text:style-name="P31">{categories}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 fo:hyphenation-keep="auto" loext:hyphenation-keep-type="column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 fo:hyphenation-keep="auto" loext:hyphenation-keep-type="column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598cm" fo:margin-right="0cm" fo:hyphenation-ladder-count="no-limit" fo:hyphenation-keep="auto" loext:hyphenation-keep-type="column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officeooo:paragraph-rsid="002bcb92"/>
    </style:style>
    <style:style style:name="MP2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fo:color="#004064" loext:opacity="100%" style:font-name="Arial" fo:font-size="8pt" officeooo:paragraph-rsid="0041f462" style:font-size-asian="8pt" style:font-size-complex="8pt"/>
    </style:style>
    <style:style style:name="MP3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officeooo:paragraph-rsid="002bcb92" style:font-size-asian="8pt" style:font-size-complex="8pt"/>
    </style:style>
    <style:style style:name="MT1" style:family="text">
      <style:text-properties style:font-name="Arial" fo:font-size="8pt" fo:language="fr" fo:country="FR" officeooo:rsid="0028fb8e" style:font-size-asian="8pt" style:font-size-complex="8pt"/>
    </style:style>
    <style:style style:name="MT2" style:family="text">
      <style:text-properties style:font-name="Arial" fo:font-size="8pt" fo:language="fr" fo:country="FR" officeooo:rsid="000e43f8" style:font-size-asian="8pt" style:font-size-complex="8pt"/>
    </style:style>
    <style:style style:name="MT3" style:family="text">
      <style:text-properties style:font-name="Arial" fo:font-size="8pt" fo:language="zxx" fo:country="none" officeooo:rsid="0050bf77" style:font-size-asian="8pt" style:language-asian="zxx" style:country-asian="none" style:font-size-complex="8pt" style:language-complex="zxx" style:country-complex="none"/>
    </style:style>
    <style:style style:name="MT4" style:family="text">
      <style:text-properties style:font-name="Arial" fo:font-size="8pt" fo:language="fr" fo:country="FR" officeooo:rsid="0050bf77" style:font-size-asian="8pt" style:font-size-complex="8pt"/>
    </style:style>
    <style:style style:name="MT5" style:family="text">
      <style:text-properties fo:language="fr" fo:country="FR"/>
    </style:style>
    <style:style style:name="MT6" style:family="text">
      <style:text-properties fo:language="fr" fo:country="FR" officeooo:rsid="002bcb92"/>
    </style:style>
    <style:style style:name="MT7" style:family="text">
      <style:text-properties fo:language="fr" fo:country="FR" officeooo:rsid="002041cb"/>
    </style:style>
    <style:style style:name="MT8" style:family="text">
      <style:text-properties fo:language="fr" fo:country="FR" officeooo:rsid="008a6f99"/>
    </style:style>
    <style:style style:name="MT9" style:family="text">
      <style:text-properties fo:language="fr" fo:country="FR" fo:font-weight="normal" officeooo:rsid="00894102" style:font-weight-asian="normal" style:font-weight-complex="normal"/>
    </style:style>
    <style:style style:name="MT10" style:family="text">
      <style:text-properties fo:language="fr" fo:country="FR" fo:font-weight="normal" officeooo:rsid="002bcb92" style:font-weight-asian="normal" style:font-weight-complex="normal"/>
    </style:style>
    <style:style style:name="MT11" style:family="text">
      <style:text-properties fo:language="fr" fo:country="FR" fo:font-weight="normal" officeooo:rsid="000bf3ed" style:font-weight-asian="normal" style:font-weight-complex="normal"/>
    </style:style>
    <style:style style:name="MT12" style:family="text">
      <style:text-properties fo:language="fr" fo:country="FR" fo:font-weight="normal" officeooo:rsid="0050bf77" style:font-weight-asian="normal" style:font-weight-complex="normal"/>
    </style:style>
    <style:style style:name="MT13" style:family="text">
      <style:text-properties fo:language="fr" fo:country="FR" fo:font-weight="normal" officeooo:rsid="00d1541e" style:font-weight-asian="normal" style:font-weight-complex="normal"/>
    </style:style>
    <style:style style:name="MT14" style:family="text">
      <style:text-properties fo:language="fr" fo:country="FR" fo:font-weight="normal" officeooo:rsid="0024ea7e" style:font-weight-asian="normal" style:font-weight-complex="normal"/>
    </style:style>
    <style:style style:name="MT15" style:family="text">
      <style:text-properties fo:language="fr" fo:country="FR" fo:font-weight="normal" officeooo:rsid="008a6f99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cm" fo:margin-left="0cm" fo:margin-right="0cm" fo:margin-bottom="0cm" fo:background-color="transparent" style:dynamic-spacing="true" draw:fill="none" draw:fill-color="#4472c4"/>
      </style:header-style>
      <style:footer-style>
        <style:header-footer-properties fo:min-height="1.094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3" text:anchor-type="paragraph" svg:x="12.517cm" svg:y="-0.025cm" svg:width="2.117cm" svg:height="0.397cm" draw:z-index="0"><draw:image xlink:href="Pictures/10000000000000500000000FB1EA586C.png" xlink:type="simple" xlink:show="embed" xlink:actuate="onLoad" draw:mime-type="image/png"/></draw:frame><text:span text:style-name="Police_20_par_20_défaut"><text:span text:style-name="MT1">{mycompany_logo}</text:span></text:span><text:span text:style-name="Police_20_par_20_défaut"><text:span text:style-name="MT2"><text:tab/></text:span></text:span><text:a xlink:type="simple" xlink:href="https://www.digirisk.com/" office:target-frame-name="_blank" xlink:show="new" text:style-name="Internet_20_link" text:visited-style-name="Visited_20_Internet_20_Link"><text:span text:style-name="Police_20_par_20_défaut"><text:span text:style-name="MT3">D</text:span></text:span><text:span text:style-name="Police_20_par_20_défaut"><text:span text:style-name="MT2">igi</text:span></text:span><text:span text:style-name="Police_20_par_20_défaut"><text:span text:style-name="MT4">Ri</text:span></text:span><text:span text:style-name="Police_20_par_20_défaut"><text:span text:style-name="MT2">sk.com</text:span></text:span></text:a></text:p>
      </style:header>
      <style:footer>
        <text:p text:style-name="MP2"><text:span text:style-name="MT5"><text:file-name text:display="name-and-extension">template_ticketdocument_sign.odt</text:file-name></text:span><text:span text:style-name="MT5"><text:s/>- Date de l’exportation de ce </text:span><text:span text:style-name="MT6">ticket</text:span><text:span text:style-name="MT5">: </text:span><text:span text:style-name="MT7">{generation_date}</text:span><text:span text:style-name="MT5"><text:tab/>Version –</text:span><text:span text:style-name="MT8"> </text:span><text:span text:style-name="MT6">1</text:span><text:span text:style-name="MT9">.</text:span><text:span text:style-name="MT10">0</text:span><text:span text:style-name="MT11">.</text:span><text:span text:style-name="MT12">0</text:span><text:span text:style-name="MT11">-20</text:span><text:span text:style-name="MT13">2</text:span><text:span text:style-name="MT12">50213</text:span><text:span text:style-name="MT14"> </text:span><text:span text:style-name="MT15">- </text:span><text:span text:style-name="MT5">Page :</text:span><text:span text:style-name="MT5"><text:page-number text:select-page="current">1</text:page-number></text:span><text:span text:style-name="MT5">/</text:span><text:span text:style-name="MT5"><text:page-count>1</text:page-count></text:span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meta:initial-creator>Perrine DURAND SAINT-OMER</meta:initial-creator>
    <meta:creation-date>2022-04-21T12:38:00Z</meta:creation-date>
    <dc:date>2025-02-13T23:43:18.123000000</dc:date>
    <meta:editing-cycles>39</meta:editing-cycles>
    <meta:editing-duration>PT2H37M52S</meta:editing-duration>
    <meta:document-statistic meta:table-count="2" meta:image-count="1" meta:object-count="0" meta:page-count="1" meta:paragraph-count="39" meta:word-count="60" meta:character-count="523" meta:non-whitespace-character-count="500"/>
    <meta:user-defined meta:name="Info 1"/>
    <meta:user-defined meta:name="Info 2"/>
    <meta:user-defined meta:name="Info 3"/>
    <meta:user-defined meta:name="Info 4"/>
    <meta:template xlink:type="simple" xlink:actuate="onRequest" xlink:title="" xlink:href="../template_ticketdocument.odt/Normal"/>
  </office:meta>
</office:document-meta>
</file>